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Arial, Helvetica, sans-serif"/>
    <style:font-face style:name="Mangal1" svg:font-family="Mangal"/>
    <style:font-face style:name="OpenSymbol" svg:font-family="OpenSymbol"/>
    <style:font-face style:name="Tahoma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L1">
      <style:text-properties fo:font-weight="bold" style:font-weight-asian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2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4">
      <style:text-properties style:text-underline-style="none" fo:font-weight="bold" style:font-weight-asian="bold" style:font-weight-complex="bold"/>
    </style:style>
    <style:style style:name="P10" style:family="paragraph" style:parent-style-name="Standard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00cc00" style:font-weight-asian="bold"/>
    </style:style>
    <style:style style:name="T4" style:family="text">
      <style:text-properties fo:font-weight="bold" fo:background-color="#ffcc00" style:font-weight-asian="bold" style:font-weight-complex="bold"/>
    </style:style>
    <style:style style:name="T5" style:family="text">
      <style:text-properties fo:color="#484848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/>
    </style:style>
    <style:style style:name="T8" style:family="text">
      <style:text-properties style:use-window-font-color="true" fo:font-weight="bold" fo:background-color="#00cc00" style:font-weight-asian="bold"/>
    </style:style>
    <style:style style:name="T9" style:family="text">
      <style:text-properties style:use-window-font-color="true" style:text-underline-style="solid" style:text-underline-width="auto" style:text-underline-color="font-color"/>
    </style:style>
    <style:style style:name="T10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variant="normal" fo:text-transform="none" fo:color="#b20010" style:font-name="Lato" fo:font-size="19.5pt" fo:letter-spacing="normal" fo:font-style="normal" fo:font-weight="bold" style:font-weight-asian="bold"/>
    </style:style>
    <style:style style:name="T13" style:family="text">
      <style:text-properties fo:font-variant="normal" fo:text-transform="none" fo:color="#800000" style:font-name="Tahoma" fo:font-size="10pt" fo:letter-spacing="normal" fo:font-style="normal" fo:font-weight="bold"/>
    </style:style>
    <style:style style:name="T14" style:family="text">
      <style:text-properties fo:font-variant="normal" fo:text-transform="none" fo:color="#4a4a4a" style:font-name="Tahoma" fo:font-size="10pt" fo:letter-spacing="normal" fo:font-style="normal" fo:font-weight="normal"/>
    </style:style>
    <style:style style:name="T15" style:family="text">
      <style:text-properties fo:font-variant="normal" fo:text-transform="none" fo:color="#4a4a4a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lient wants to export their products into an XML format on a daily basis, which will export to a web-accessible URL that a third party will then take to import to their own website, using the following as a template;</text:p>
      <text:p text:style-name="P2"><text:tab/>&lt;?xml version="1.0" ?&gt;<text:line-break/><text:tab/>&lt;Products&gt;</text:p>
      <text:p text:style-name="Standard"><text:span text:style-name="T1"><text:tab/><text:tab/>&lt;Product&gt;<text:line-break/><text:tab/><text:tab/><text:tab/>&lt;StockNumber&gt;12345&lt;/StockNumber&gt;</text:span><text:line-break/><text:tab/><text:tab/><text:tab/><text:span text:style-name="T1">&lt;Type&gt;</text:span>Motorhome<text:span text:style-name="T1">&lt;/Type&gt;<text:line-break/><text:tab/><text:tab/><text:tab/>&lt;Manufacturer&gt; </text:span>Adria<text:span text:style-name="T1"> &lt;/Manufacturer&gt;<text:line-break/><text:tab/><text:tab/><text:tab/>&lt;Range&gt;</text:span>Vision<text:span text:style-name="T1">&lt;/Range&gt;<text:line-break/><text:tab/><text:tab/><text:tab/>&lt;Model&gt;</text:span>I 647 SG (2009)<text:span text:style-name="T1">&lt;/ Model &gt;<text:line-break/><text:tab/><text:tab/><text:tab/></text:span><text:span text:style-name="T7">&lt;Class&gt;</text:span><text:span text:style-name="T6">A American</text:span><text:span text:style-name="T7">&lt;/Class&gt;</text:span><text:span text:style-name="T1"><text:line-break/><text:tab/><text:tab/><text:tab/>&lt;Base&gt;</text:span>Renault Master<text:span text:style-name="T1">&lt;/Base&gt;<text:line-break/><text:tab/><text:tab/><text:tab/>&lt;RegistrationYear&gt;</text:span>2009<text:span text:style-name="T1">&lt;/RegistrationYear &gt;<text:line-break/><text:tab/><text:tab/><text:tab/>&lt;Mileage&gt;</text:span>26000<text:span text:style-name="T1">&lt;/Mileage&gt;<text:line-break/><text:tab/><text:tab/><text:tab/>&lt;Price&gt;</text:span>36995<text:span text:style-name="T1">&lt;/Price&gt;</text:span><text:bookmark text:name="_GoBack"/><text:span text:style-name="T1"><text:line-break/><text:tab/><text:tab/><text:tab/>&lt;Condition&gt;</text:span>Used<text:span text:style-name="T1">&lt;/Condition&gt;<text:line-break/><text:tab/><text:tab/><text:tab/>&lt;Width&gt;</text:span>2.29<text:span text:style-name="T1">&lt;/Width&gt;<text:line-break/><text:tab/><text:tab/><text:tab/>&lt;Height&gt;</text:span>2.96<text:span text:style-name="T1">&lt;/Height&gt;<text:line-break/><text:tab/><text:tab/><text:tab/>&lt;Length&gt;</text:span>6.49<text:span text:style-name="T1">&lt;/Length&gt;<text:line-break/><text:tab/><text:tab/><text:tab/>&lt;Berths&gt;</text:span>4<text:span text:style-name="T1">&lt;/Berths&gt;<text:tab/><text:line-break/><text:tab/><text:tab/><text:tab/>&lt;SteeringPosition&gt;</text:span>Right<text:span text:style-name="T1">&lt;/SteeringPosition&gt;<text:line-break/><text:tab/><text:tab/><text:tab/>&lt;Fuel&gt;</text:span>Diesel<text:span text:style-name="T1">&lt;/Fuel&gt;<text:line-break/><text:tab/><text:tab/><text:tab/>&lt;Gears&gt;</text:span>Manual<text:span text:style-name="T1">&lt;/Gears&gt;<text:line-break/><text:tab/><text:tab/><text:tab/></text:span><text:span text:style-name="T7">&lt;Layout&gt;</text:span><text:span text:style-name="T6">Front Lounge</text:span><text:span text:style-name="T7">&lt;/Layout&gt; <text:s/><text:tab/></text:span><text:span text:style-name="T1"><text:line-break/><text:tab/><text:tab/><text:tab/>&lt;Description&gt;</text:span><text:span text:style-name="T5">&lt;![CDATA[</text:span>Alloy Wheels;Blinds and Flyscreen;Extractor Fan;Gas-Electric <text:tab/><text:tab/><text:tab/>Heating;Electric Hob; Oven-Grill; Panoramic Rooflight;Removable Carpets;AL-KO <text:tab/><text:tab/><text:tab/>Stabiliser;Bunk Beds;Electric Flush Toilet;Blown Air Heating;Separate <text:tab/><text:tab/><text:tab/><text:tab/><text:tab/>Shower<text:span text:style-name="T5">]]&gt;</text:span><text:span text:style-name="T1">&lt;/Description&gt;<text:line-break/><text:tab/><text:tab/><text:tab/>&lt;images&gt;</text:span>Name1.jpg; name2.jpg; name3.jpeg <text:span text:style-name="T1">&lt;/images&gt;<text:line-break/><text:tab/><text:tab/>&lt;/Product&gt;</text:span></text:p>
      <text:p text:style-name="P2"><text:tab/>&lt;/Products&gt;</text:p>
      <text:p text:style-name="P2">A couple of important points on this that we need to raise:</text:p>
      <text:p text:style-name="P4">CATEGORIES</text:p>
      <text:list xml:id="list1258473109521381449" text:style-name="L4">
        <text:list-item>
          <text:p text:style-name="P9">Do NOT export any products that have a Price set to 0 , or are not available for sales.</text:p>
        </text:list-item>
      </text:list>
      <text:list xml:id="list4649346822898628042" text:style-name="L1">
        <text:list-item>
          <text:p text:style-name="P3">Only the following categories need to be exported:</text:p>
          <text:list>
            <text:list-item>
              <text:p text:style-name="P3">New Motorhomes → Autosleepers</text:p>
            </text:list-item>
            <text:list-item>
              <text:p text:style-name="P3">New Motorhomes → Van Conversions</text:p>
            </text:list-item>
            <text:list-item>
              <text:p text:style-name="P3">Used Motorhomes</text:p>
            </text:list-item>
            <text:list-item>
              <text:p text:style-name="P10"><text:span text:style-name="T1">Campervans</text:span></text:p>
            </text:list-item>
          </text:list>
        </text:list-item>
        <text:list-item>
          <text:p text:style-name="P10"><text:soft-page-break/><text:span text:style-name="T1">ONLY EXPORT PRODUCTS SPECIFICALLY ASSIGNED TO THESE CATEGORIES, DO NOT EXPORT PRODUCTS FROM ANY FURTHER SUBCATEGORIES.</text:span></text:p>
        </text:list-item>
      </text:list>
      <text:p text:style-name="P5">XML FORMAT</text:p>
      <text:list xml:id="list6308782028280186361" text:style-name="L2">
        <text:list-item>
          <text:p text:style-name="P7">If we do not have the information to populate a field, (For example:&lt;Manufacturer&gt;&lt;/Manufacturer&gt; , we would simply use &lt;Manufacturer/&gt;. See example below;</text:p>
          <text:list>
            <text:list-item>
              <text:p text:style-name="P7">With Information: “&lt;Manufacturer&gt;Mercedes Benz&lt;Manufacturer/&gt;”</text:p>
            </text:list-item>
            <text:list-item>
              <text:p text:style-name="P7">WITHOUT information “&lt;Manufacturer/&gt;”</text:p>
            </text:list-item>
            <text:list-item>
              <text:p text:style-name="P7">Full Example below (Missing Manufacturer, Class, <text:s/>Berths and Layout :</text:p>
            </text:list-item>
          </text:list>
        </text:list-item>
      </text:list>
      <text:p text:style-name="P6"><text:tab/><text:tab/>&lt;Product&gt;<text:line-break/><text:tab/><text:tab/><text:tab/>&lt;StockNumber&gt;12345&lt;/StockNumber&gt;<text:line-break/><text:tab/><text:tab/><text:tab/>&lt;Type&gt;Motorhome&lt;/Type&gt;<text:line-break/><text:tab/><text:tab/><text:tab/><text:span text:style-name="T11">&lt;Manufacturer/&gt;</text:span><text:line-break/><text:tab/><text:tab/><text:tab/>&lt;Range&gt;Vision&lt;/Range&gt;<text:line-break/><text:tab/><text:tab/><text:tab/>&lt;Model&gt;I 647 SG (2009)&lt;/ Model &gt;<text:line-break/><text:tab/><text:tab/><text:tab/><text:span text:style-name="T9">&lt;Class/&gt;</text:span><text:line-break/><text:tab/><text:tab/><text:tab/>&lt;Base&gt;Renault Master&lt;/Base&gt;<text:line-break/><text:tab/><text:tab/><text:tab/>&lt;RegistrationYear&gt;2009&lt;/RegistrationYear &gt;<text:line-break/><text:tab/><text:tab/><text:tab/>&lt;Mileage&gt;26000&lt;/Mileage&gt;<text:line-break/><text:tab/><text:tab/><text:tab/>&lt;Price&gt;36995&lt;/Price&gt;<text:bookmark text:name="_GoBack1"/><text:line-break/><text:tab/><text:tab/><text:tab/>&lt;Condition&gt;Used&lt;/Condition&gt;<text:line-break/><text:tab/><text:tab/><text:tab/>&lt;Width&gt;2.29&lt;/Width&gt;<text:line-break/><text:tab/><text:tab/><text:tab/>&lt;Height&gt;2.96&lt;/Height&gt;<text:line-break/><text:tab/><text:tab/><text:tab/>&lt;Length&gt;6.49&lt;/Length&gt;<text:line-break/><text:tab/><text:tab/><text:tab/><text:span text:style-name="T11">&lt;Berths/&gt;</text:span><text:tab/><text:line-break/><text:tab/><text:tab/><text:tab/>&lt;SteeringPosition&gt;Right&lt;/SteeringPosition&gt;<text:line-break/><text:tab/><text:tab/><text:tab/>&lt;Fuel&gt;Diesel&lt;/Fuel&gt;<text:line-break/><text:tab/><text:tab/><text:tab/>&lt;Gears&gt;Manual&lt;/Gears&gt;<text:line-break/><text:tab/><text:tab/><text:tab/><text:span text:style-name="T10">&lt;Layout/&gt; </text:span><text:line-break/><text:tab/><text:tab/><text:tab/>&lt;Description&gt;<text:span text:style-name="T5">&lt;![CDATA[</text:span>Alloy Wheels;Blinds and Flyscreen;Extractor Fan;Gas-Electric <text:tab/><text:tab/><text:tab/>Heating;Electric Hob; Oven-Grill; Panoramic Rooflight;Removable Carpets;AL-KO <text:tab/><text:tab/><text:tab/>Stabiliser;Bunk Beds;Electric Flush Toilet;Blown Air Heating;Separate <text:tab/><text:tab/><text:tab/><text:tab/><text:tab/>Shower<text:span text:style-name="T5">]]&gt;</text:span>&lt;/Description&gt;<text:line-break/><text:tab/><text:tab/><text:tab/>&lt;images&gt;Name1.jpg; name2.jpg; name3.jpeg &lt;/images&gt;<text:line-break/><text:tab/><text:tab/>&lt;/Product&gt;</text:p>
      <text:list xml:id="list1108755559413610242" text:style-name="L3">
        <text:list-item>
          <text:p text:style-name="P8">Images – we can only include a maximum of 8 images per listing, and we will have to provide absolute URL's with the full URL path. If there are multiple images we will need to separate these by semi-colon ( ; ), but we must never end the list with a ; … see example below;</text:p>
          <text:list>
            <text:list-item>
              <text:p text:style-name="P8">&lt;images&gt;http://www.motor-plus.co.uk/images/Name1.jpg; http://www.motor-plus.co.uk/images/name2.jpg; http://www.motor-plus.co.uk/images/name3.jpeg &lt;/images&gt;</text:p>
            </text:list-item>
          </text:list>
        </text:list-item>
      </text:list>
      <text:p text:style-name="P6"/>
      <text:p text:style-name="P6"/>
      <text:p text:style-name="P6"><text:soft-page-break/>We can provide most of the information as far as I can tell so, i've broken down where we can get the information from below, using the “Autosleeper Burford” as an example.</text:p>
      <text:p text:style-name="P6"><text:s/>(Admin Link Here: <text:a xlink:type="simple" xlink:href="http://www.motor-plus.co.uk/ADM-MTP-F6H/admin_product.php?category_id=2&amp;item_id=377" text:style-name="Internet_20_link" text:visited-style-name="Visited_20_Internet_20_Link">http://www.motor-plus.co.uk/ADM-MTP-F6H/admin_product.php?category_id=2&amp;item_id=377</text:a> )</text:p>
      <text:p text:style-name="P6">(Product On Site: <text:a xlink:type="simple" xlink:href="http://www.motor-plus.co.uk/autosleeper_burford_mercedes_benz_coachbuiltautomatic.html?category_id=3" text:style-name="Internet_20_link" text:visited-style-name="Visited_20_Internet_20_Link">http://www.motor-plus.co.uk/autosleeper_burford_mercedes_benz_coachbuiltautomatic.html?category_id=3</text:a> )</text:p>
      <text:p text:style-name="P6"/>
      <text:p text:style-name="P6">After each XML tag I have highlighted where this information is accessible on our site admin:</text:p>
      <text:p text:style-name="P2">&lt;?xml version="1.0" ?&gt;<text:line-break/>&lt;Products&gt;</text:p>
      <text:p text:style-name="Standard"><text:span text:style-name="T1"><text:tab/>&lt;Product&gt;<text:line-break/><text:tab/><text:tab/>&lt;StockNumber&gt;377&lt;/StockNumber&gt;</text:span><text:span text:style-name="T3"> ----- ( Item ID ) -----</text:span><text:line-break/><text:tab/><text:tab/><text:span text:style-name="T1">&lt;Type&gt; </text:span><text:span text:style-name="T2">Motorhome</text:span> <text:span text:style-name="T1">&lt;/Type&gt; </text:span><text:span text:style-name="T3">---- ( Will Always Be Motorhome) ----</text:span><text:span text:style-name="T1"><text:line-break/><text:tab/><text:tab/>&lt;Manufacturer&gt; Mercedes Benz &lt;/Manufacturer&gt; </text:span><text:span text:style-name="T3">---- ( Specification: Manufacture )----</text:span><text:span text:style-name="T1"><text:line-break/><text:tab/><text:tab/>&lt;Range&gt; Autosleeper &lt;/Range&gt; </text:span><text:span text:style-name="T3">---- ( Specification: Make ) ----</text:span><text:span text:style-name="T1"><text:line-break/><text:tab/><text:tab/>&lt;Model&gt; Burford &lt;/ Model &gt; </text:span><text:span text:style-name="T3">---- ( Specification: Model ) ----</text:span><text:span text:style-name="T1"><text:line-break/><text:tab/><text:tab/></text:span><text:span text:style-name="T7">&lt;Class/&gt; </text:span><text:span text:style-name="T8">---- ( We don't have this information available ) ----</text:span><text:span text:style-name="T1"><text:line-break/><text:tab/><text:tab/>&lt;Base&gt; Mercedes Benz &lt;/Base&gt; </text:span><text:span text:style-name="T3">---- ( Specification: Chassis ) ----</text:span><text:span text:style-name="T1"><text:line-break/><text:tab/><text:tab/>&lt;RegistrationYear&gt; </text:span>2015 <text:span text:style-name="T1">&lt;/RegistrationYear &gt; </text:span><text:span text:style-name="T3">---- ( Specification: Year ) ----</text:span><text:span text:style-name="T1"><text:line-break/><text:tab/><text:tab/>&lt;Mileage&gt; Delivery &lt;/Mileage&gt; </text:span><text:span text:style-name="T3">---- ( Specification: Mileage ) ----</text:span><text:span text:style-name="T1"><text:line-break/><text:tab/><text:tab/>&lt;Price&gt;67495&lt;/Price&gt; </text:span><text:span text:style-name="T3">---- ( List Price – (UNLESS DISCOUNT IS ACTIVE: IN THAT CASE, USE DISCOUNT PRICE ) ----</text:span><text:span text:style-name="T1"><text:line-break/><text:tab/><text:tab/>&lt;Condition&gt;New&lt;/Condition&gt; </text:span><text:span text:style-name="T3">---- ( New Motorhomes and all subcategories will be NEW. Used Motorhomes &amp; Campervans categories will be USED ) ----</text:span><text:span text:style-name="T1"><text:line-break/><text:tab/><text:tab/>&lt;Width&gt;2780mm / 9'1”&lt;/Width&gt; </text:span><text:span text:style-name="T3">---- ( Specification: Overall Width) ----</text:span><text:span text:style-name="T1"><text:line-break/><text:tab/><text:tab/>&lt;Height&gt;2860mm / 9'5”&lt;/Height&gt; </text:span><text:span text:style-name="T3">---- ( Specification: Overall Height ) ----</text:span><text:span text:style-name="T1"><text:line-break/><text:tab/><text:tab/>&lt;Length&gt;7880mm / 25' 10”&lt;/Length&gt; </text:span><text:span text:style-name="T3">---- ( Specification: Overall Length ) ----</text:span><text:span text:style-name="T1"><text:line-break/><text:tab/><text:tab/>&lt;Berths&gt;</text:span>4<text:span text:style-name="T1">&lt;/Berths&gt;<text:tab/> </text:span><text:span text:style-name="T3">---- ( Specification: Berths ) ----</text:span><text:span text:style-name="T1"><text:line-break/><text:tab/><text:tab/>&lt;SteeringPosition/&gt; </text:span><text:span text:style-name="T3">---- ( We don't have this information available ) </text:span><text:span text:style-name="T1"><text:line-break/><text:tab/><text:tab/>&lt;Fuel&gt;</text:span>Diesel <text:span text:style-name="T1">&lt;/Fuel&gt; </text:span><text:span text:style-name="T3">---- ( Specification: Fuel Type ) ----</text:span><text:span text:style-name="T1"><text:line-break/><text:tab/><text:tab/>&lt;Gears&gt;Optional 7 Speed Automatic&lt;/Gears&gt; </text:span><text:span text:style-name="T3">---- ( Specification: Transmission ) ----</text:span><text:span text:style-name="T1"><text:line-break/><text:tab/><text:tab/></text:span><text:span text:style-name="T7">&lt;Layout/&gt; <text:s/></text:span><text:span text:style-name="T8">---- ( We don't have this information available ) <text:s/>----</text:span><text:span text:style-name="T7"><text:tab/></text:span><text:span text:style-name="T1"><text:line-break/><text:tab/><text:tab/>&lt;Description&gt;</text:span><text:span text:style-name="T5">&lt;![CDATA[ </text:span><text:span text:style-name="T2">The Autosleeper Burford Mercedes Benz Coachbuilt motorhome..... </text:span><text:span text:style-name="T4">(Shortened for example purposes) <text:s/></text:span><text:span text:style-name="T5">]]&gt;</text:span><text:span text:style-name="T1">&lt;/Description&gt; </text:span><text:span text:style-name="T3">---- ( Product Full Description ) ----</text:span><text:span text:style-name="T1"><text:line-break/><text:tab/><text:tab/>&lt;images&gt;</text:span><text:a xlink:type="simple" xlink:href="http://www.motor-plus.co.uk/images/big/Burford_front_cutout.jpg" text:style-name="Internet_20_link" text:visited-style-name="Visited_20_Internet_20_Link"><text:span text:style-name="T1">http://www.motor-plus.co.uk/images/big/Burford_front_cutout.jpg</text:span></text:a><text:span text:style-name="T1">; </text:span><text:a xlink:type="simple" xlink:href="http://www.motor-plus.co.uk/images/big/BURFORD-01_1.jpg" text:style-name="Internet_20_link" text:visited-style-name="Visited_20_Internet_20_Link"><text:span text:style-name="T1">http://www.motor-plus.co.uk/images/big/BURFORD-01_1.jpg</text:span></text:a><text:span text:style-name="T1"> &lt;/images&gt; </text:span><text:span text:style-name="T3">---- ( Product Image Paths ) ----</text:span></text:p>
      <text:p text:style-name="Standard"><text:span text:style-name="T1"><text:tab/>&lt;/Product&gt;</text:span></text:p>
      <text:p text:style-name="P6">&lt;/Products&gt;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Arial, Helvetica, sans-serif"/>
    <style:font-face style:name="Mangal1" svg:font-family="Mangal"/>
    <style:font-face style:name="OpenSymbol" svg:font-family="OpenSymbol"/>
    <style:font-face style:name="Tahoma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2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us Lorimer</meta:initial-creator>
    <dc:creator>Jay Paleschi</dc:creator>
    <meta:editing-cycles>15</meta:editing-cycles>
    <meta:creation-date>2014-10-15T10:19:00</meta:creation-date>
    <dc:date>2015-05-28T14:48:47.57</dc:date>
    <meta:editing-duration>PT1H5M24S</meta:editing-duration>
    <meta:generator>OpenOffice/4.1.1$Win32 OpenOffice.org_project/411m6$Build-9775</meta:generator>
    <meta:document-statistic meta:table-count="0" meta:image-count="0" meta:object-count="0" meta:page-count="3" meta:paragraph-count="29" meta:word-count="629" meta:character-count="559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